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3cm" fo:min-width="12.839cm"/>
    </style:style>
    <style:style style:name="gr2" style:family="graphic" style:parent-style-name="objectwithoutfill">
      <style:graphic-properties svg:stroke-width="0.081cm" svg:stroke-color="#ffffff" draw:marker-start-width="0.32cm" draw:marker-end-width="0.32cm" draw:fill="solid" draw:fill-color="#ffffff" draw:textarea-vertical-align="middle" fo:padding-top="0.164cm" fo:padding-bottom="0.164cm" fo:padding-left="0.289cm" fo:padding-right="0.289cm"/>
    </style:style>
    <style:style style:name="gr3" style:family="graphic" style:parent-style-name="objectwithoutfill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svg:stroke-width="0.028cm" svg:stroke-color="#ff950e" draw:marker-start-width="0.242cm" draw:marker-end-width="0.242cm" draw:fill-color="#ffffff" draw:textarea-horizontal-align="justify" draw:textarea-vertical-align="middle" draw:auto-grow-height="false" fo:min-height="0.325cm" fo:min-width="0.53cm" fo:padding-top="-0.003cm" fo:padding-bottom="-0.003cm" fo:padding-left="-0.003cm" fo:padding-right="-0.003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18cm" draw:marker-start-width="0.227cm" draw:marker-end-width="0.227cm" draw:fill-color="#ff950e" draw:textarea-horizontal-align="justify" draw:textarea-vertical-align="middle" draw:auto-grow-height="false" fo:min-height="0.841cm" fo:min-width="0.671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draw:marker-start-width="0.227cm" draw:marker-end-width="0.227cm" draw:fill-color="#ff950e" draw:textarea-horizontal-align="justify" draw:textarea-vertical-align="middle" draw:auto-grow-height="false" fo:min-height="0.515cm" fo:min-width="0.345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18cm" draw:marker-start-width="0.227cm" draw:marker-end-width="0.227cm" draw:fill-color="#ff950e" draw:textarea-horizontal-align="justify" draw:textarea-vertical-align="middle" draw:auto-grow-height="false" fo:min-height="0.704cm" fo:min-width="0.534cm" fo:padding-top="0.134cm" fo:padding-bottom="0.134cm" fo:padding-left="0.259cm" fo:padding-right="0.259cm"/>
    </style:style>
    <style:style style:name="P1" style:family="paragraph">
      <style:text-properties fo:color="#ff950e" style:font-name="Helvetica Neue" fo:font-size="48pt" fo:font-weight="250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ff950e" style:font-name="Helvetica Neue" fo:font-size="8pt" style:font-size-asian="8pt" style:font-size-complex="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color="#ffffff" style:font-name="Helvetica Neue" fo:font-size="16pt" style:font-size-asian="16pt" style:font-size-complex="16pt"/>
    </style:style>
    <style:style style:name="T1" style:family="text">
      <style:text-properties fo:color="#ff950e" style:font-name="Helvetica Neue" fo:font-size="48pt" fo:font-weight="250" style:font-size-asian="48pt" style:font-weight-asian="normal" style:font-size-complex="48pt" style:font-weight-complex="normal"/>
    </style:style>
    <style:style style:name="T2" style:family="text">
      <style:text-properties fo:color="#ff950e" style:font-name="Helvetica Neue" fo:font-size="8pt" style:font-size-asian="8pt" style:font-size-complex="8pt"/>
    </style:style>
    <style:style style:name="T3" style:family="text">
      <style:text-properties fo:color="#ffffff" style:font-name="Helvetica Neu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39cm" svg:height="6.233cm" svg:x="6.835cm" svg:y="7.115cm">
          <draw:text-box>
            <text:p><text:span text:style-name="T1">Merry Christmas </text:span></text:p>
            <text:p><text:span text:style-name="T1">and</text:span></text:p>
            <text:p><text:span text:style-name="T1">Happy New Year!</text:span></text:p>
          </draw:text-box>
        </draw:frame>
        <draw:polyline draw:style-name="gr2" draw:text-style-name="P2" draw:layer="layout" svg:width="13.977cm" svg:height="8.698cm" draw:transform="skewX (-6.12739319747532E-017) rotate (-0.896052037973889)" svg:viewBox="0 0 13978 8699" draw:points="0,0 6528,484 4904,2514 10089,1796 7887,4389 13978,3498 10667,7637 11994,8699">
          <text:p/>
        </draw:polyline>
        <draw:line draw:style-name="gr3" draw:text-style-name="P2" draw:layer="layout" svg:x1="7.2cm" svg:y1="2.7cm" svg:x2="8.6cm" svg:y2="2.7cm">
          <text:p/>
        </draw:line>
        <draw:line draw:style-name="gr3" draw:text-style-name="P2" draw:layer="layout" svg:x1="7.9cm" svg:y1="3.3cm" svg:x2="7.9cm" svg:y2="2cm">
          <text:p/>
        </draw:line>
        <draw:line draw:style-name="gr3" draw:text-style-name="P2" draw:layer="layout" svg:x1="7.5cm" svg:y1="3.2cm" svg:x2="8.3cm" svg:y2="2.1cm">
          <text:p/>
        </draw:line>
        <draw:line draw:style-name="gr3" draw:text-style-name="P2" draw:layer="layout" svg:x1="8.3cm" svg:y1="3.1cm" svg:x2="7.5cm" svg:y2="2.3cm">
          <text:p/>
        </draw:line>
        <draw:line draw:style-name="gr3" draw:text-style-name="P2" draw:layer="layout" svg:x1="10.152cm" svg:y1="3.482cm" svg:x2="11.404cm" svg:y2="4.108cm">
          <text:p/>
        </draw:line>
        <draw:line draw:style-name="gr3" draw:text-style-name="P2" draw:layer="layout" svg:x1="10.509cm" svg:y1="4.332cm" svg:x2="11.09cm" svg:y2="3.169cm">
          <text:p/>
        </draw:line>
        <draw:line draw:style-name="gr3" draw:text-style-name="P2" draw:layer="layout" svg:x1="10.196cm" svg:y1="4.063cm" svg:x2="11.403cm" svg:y2="3.437cm">
          <text:p/>
        </draw:line>
        <draw:line draw:style-name="gr3" draw:text-style-name="P2" draw:layer="layout" svg:x1="10.957cm" svg:y1="4.331cm" svg:x2="10.599cm" svg:y2="3.258cm">
          <text:p/>
        </draw:line>
        <draw:line draw:style-name="gr3" draw:text-style-name="P2" draw:layer="layout" svg:x1="15.811cm" svg:y1="2.531cm" svg:x2="14.863cm" svg:y2="1.501cm">
          <text:p/>
        </draw:line>
        <draw:line draw:style-name="gr3" draw:text-style-name="P2" draw:layer="layout" svg:x1="15.779cm" svg:y1="1.61cm" svg:x2="14.822cm" svg:y2="2.49cm">
          <text:p/>
        </draw:line>
        <draw:line draw:style-name="gr3" draw:text-style-name="P2" draw:layer="layout" svg:x1="15.975cm" svg:y1="1.972cm" svg:x2="14.624cm" svg:y2="2.128cm">
          <text:p/>
        </draw:line>
        <draw:line draw:style-name="gr3" draw:text-style-name="P2" draw:layer="layout" svg:x1="15.36cm" svg:y1="1.451cm" svg:x2="15.313cm" svg:y2="2.581cm">
          <text:p/>
        </draw:line>
        <draw:line draw:style-name="gr3" draw:text-style-name="P2" draw:layer="layout" svg:x1="15.393cm" svg:y1="5.656cm" svg:x2="14.028cm" svg:y2="5.347cm">
          <text:p/>
        </draw:line>
        <draw:line draw:style-name="gr3" draw:text-style-name="P2" draw:layer="layout" svg:x1="14.843cm" svg:y1="4.916cm" svg:x2="14.556cm" svg:y2="6.184cm">
          <text:p/>
        </draw:line>
        <draw:line draw:style-name="gr3" draw:text-style-name="P2" draw:layer="layout" svg:x1="15.211cm" svg:y1="5.102cm" svg:x2="14.188cm" svg:y2="5.998cm">
          <text:p/>
        </draw:line>
        <draw:line draw:style-name="gr3" draw:text-style-name="P2" draw:layer="layout" svg:x1="14.409cm" svg:y1="5.023cm" svg:x2="15.012cm" svg:y2="5.979cm">
          <text:p/>
        </draw:line>
        <draw:line draw:style-name="gr3" draw:text-style-name="P2" draw:layer="layout" svg:x1="6.115cm" svg:y1="6.283cm" svg:x2="7.153cm" svg:y2="5.344cm">
          <text:p/>
        </draw:line>
        <draw:line draw:style-name="gr3" draw:text-style-name="P2" draw:layer="layout" svg:x1="7.037cm" svg:y1="6.258cm" svg:x2="6.165cm" svg:y2="5.294cm">
          <text:p/>
        </draw:line>
        <draw:line draw:style-name="gr3" draw:text-style-name="P2" draw:layer="layout" svg:x1="6.674cm" svg:y1="6.452cm" svg:x2="6.529cm" svg:y2="5.1cm">
          <text:p/>
        </draw:line>
        <draw:line draw:style-name="gr3" draw:text-style-name="P2" draw:layer="layout" svg:x1="7.2cm" svg:y1="5.842cm" svg:x2="6.07cm" svg:y2="5.785cm">
          <text:p/>
        </draw:line>
        <draw:line draw:style-name="gr3" draw:text-style-name="P2" draw:layer="layout" svg:x1="19.199cm" svg:y1="3.836cm" svg:x2="17.875cm" svg:y2="3.381cm">
          <text:p/>
        </draw:line>
        <draw:line draw:style-name="gr3" draw:text-style-name="P2" draw:layer="layout" svg:x1="18.732cm" svg:y1="3.041cm" svg:x2="18.309cm" svg:y2="4.27cm">
          <text:p/>
        </draw:line>
        <draw:line draw:style-name="gr3" draw:text-style-name="P2" draw:layer="layout" svg:x1="19.077cm" svg:y1="3.266cm" svg:x2="17.963cm" svg:y2="4.046cm">
          <text:p/>
        </draw:line>
        <draw:line draw:style-name="gr3" draw:text-style-name="P2" draw:layer="layout" svg:x1="18.288cm" svg:y1="3.1cm" svg:x2="18.784cm" svg:y2="4.117cm">
          <text:p/>
        </draw:line>
        <draw:g>
          <draw:g>
            <draw:custom-shape draw:style-name="gr4" draw:text-style-name="P4" draw:layer="layout" svg:width="0.744cm" svg:height="0.451cm" svg:x="19.933cm" svg:y="13.605cm">
              <text:p text:style-name="P3"><text:span text:style-name="T2">4g</text:span>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754.89932885906 26235.398230088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frame draw:style-name="gr5" draw:text-style-name="P6" draw:layer="layout" svg:width="0.778cm" svg:height="0.733cm" svg:x="19.455cm" svg:y="13.901cm">
              <draw:text-box>
                <text:p text:style-name="P5"><text:span text:style-name="T3">ict</text:span></text:p>
              </draw:text-box>
            </draw:frame>
          </draw:g>
        </draw:g>
        <draw:g>
          <draw:custom-shape draw:style-name="gr6" draw:text-style-name="P2" draw:layer="layout" svg:width="1.655cm" svg:height="1.655cm" svg:x="2.695cm" svg:y="11.9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655cm" svg:height="1.655cm" svg:x="2.424cm" svg:y="8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93cm" svg:height="1.193cm" svg:x="2.386cm" svg:y="5.0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8" draw:text-style-name="P2" draw:layer="layout" svg:width="1.462cm" svg:height="1.462cm" svg:x="0.693cm" svg:y="10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solid" draw:fill-color="#3465a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olfo Villafiorita</meta:initial-creator>
    <meta:creation-date>2014-12-21T22:00:40.199456000</meta:creation-date>
    <dc:date>2014-12-22T11:08:17.881806000</dc:date>
    <dc:creator>Adolfo Villafiorita</dc:creator>
    <meta:editing-duration>PT12H38M11S</meta:editing-duration>
    <meta:editing-cycles>10</meta:editing-cycles>
    <meta:generator>LibreOffice/4.3.5.2$MacOSX_X86_64 LibreOffice_project/3a87456aaa6a95c63eea1c1b3201acedf0751bd5</meta:generator>
    <meta:document-statistic meta:object-count="35"/>
  </office:meta>
</office:document-meta>
</file>